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ource-sans-pro" svg:font-family="source-sans-pro, La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font-variant="normal" fo:text-transform="none" fo:color="#373a36" style:font-name="inherit" fo:font-size="10.6000003814697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330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330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330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Define the likelihood that an individual will contract a specific disease.</text:span></text:p>
      <text:p text:style-name="Text_20_body"><text:span text:style-name="T1"><text:s text:c="3"/>Supervised learning. Would use Logistic Regression to get a probability preiction. </text:span></text:p>
      <text:p text:style-name="Text_20_body"><text:span text:style-name="T1">Translate a set of images into variables for modeling. </text:span></text:p>
      <text:p text:style-name="Text_20_body"><text:span text:style-name="T1"><text:s text:c="2"/>Unsupervised learning. Try K-means first. </text:span></text:p>
      <text:p text:style-name="Text_20_body"><text:span text:style-name="T1">An ecommerce company wants ot identify power users</text:span></text:p>
      <text:p text:style-name="Text_20_body"><text:span text:style-name="T1"><text:s text:c="2"/>Supervised learning.</text:span></text:p>
      <text:p text:style-name="Text_20_body"><text:span text:style-name="T1">That same company wants to see shopping patterns in users</text:span></text:p>
      <text:p text:style-name="Text_20_body"><text:span text:style-name="T1"><text:s text:c="3"/>Unsupervised learning, maybe use a neural network to look for patterns?</text:span></text:p>
      <text:p text:style-name="Text_20_body"><text:span text:style-name="T1">You want to reduce the number of variables inputting into your random forest model </text:span></text:p>
      <text:p text:style-name="Text_20_body"><text:span text:style-name="T1"><text:s text:c="3"/>Unsupervised learning. Use sklearn PCA or look at the variable importance and only keep those features that appear in the most tre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ource-sans-pro" svg:font-family="source-sans-pro, Lato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Schmidt</meta:initial-creator>
    <meta:creation-date>2018-02-28T18:25:20</meta:creation-date>
    <meta:document-statistic meta:table-count="0" meta:image-count="0" meta:object-count="0" meta:page-count="1" meta:paragraph-count="10" meta:word-count="103" meta:character-count="681"/>
    <dc:date>2018-02-28T18:35:37</dc:date>
    <dc:creator>S Schmidt</dc:creator>
    <meta:editing-duration>PT10M18S</meta:editing-duration>
    <meta:editing-cycles>1</meta:editing-cycles>
    <meta:generator>OpenOffice/4.1.3$Unix OpenOffice.org_project/413m1$Build-9783</meta:generator>
  </office:meta>
</office:document-meta>
</file>